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 ABCDEE+Calibri" svg:font-family="ABCDEE+Calibri" style:font-family-generic="roman" style:font-pitch="variable"/>
    <style:font-face style:name="ABCDEE+Calibri" svg:font-family="ABCDEE+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a3afc" officeooo:paragraph-rsid="001a3afc" style:font-size-asian="24pt" style:font-weight-asian="bold" style:font-size-complex="24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8pt" fo:font-weight="normal" officeooo:rsid="001a3afc" officeooo:paragraph-rsid="001a3afc" style:font-size-asian="15.75pt" style:font-weight-asian="normal" style:font-size-complex="18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8pt" fo:font-weight="normal" officeooo:rsid="001a3afc" officeooo:paragraph-rsid="001a6f20" style:font-size-asian="15.75pt" style:font-weight-asian="normal" style:font-size-complex="18pt" style:font-weight-complex="normal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style:font-name="ABCDEE+Calibri" fo:font-size="12pt" style:font-size-asian="12pt"/>
    </style:style>
    <style:style style:name="T2" style:family="text">
      <style:text-properties style:font-name=" ABCDEE+Calibri" fo:font-size="12pt" style:font-size-asian="12pt"/>
    </style:style>
    <style:style style:name="T3" style:family="text">
      <style:text-properties fo:color="#222222" style:font-name="ABCDEE+Calibri" fo:font-size="12pt" fo:background-color="#ffffff" loext:char-shading-value="0" style:font-size-asian="12pt" style:font-name-complex="Calibri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chine Learning </text:p>
      <text:p text:style-name="P1"/>
      <text:list xml:id="list2383411827" text:style-name="L1">
        <text:list-item>
          <text:p text:style-name="P2"><text:s/>D</text:p>
        </text:list-item>
        <text:list-item>
          <text:p text:style-name="P2">D</text:p>
        </text:list-item>
        <text:list-item>
          <text:p text:style-name="P2">C</text:p>
        </text:list-item>
        <text:list-item>
          <text:p text:style-name="P2">B</text:p>
        </text:list-item>
        <text:list-item>
          <text:p text:style-name="P2">D</text:p>
        </text:list-item>
        <text:list-item>
          <text:p text:style-name="P2">C</text:p>
        </text:list-item>
        <text:list-item>
          <text:p text:style-name="P2">D</text:p>
        </text:list-item>
        <text:list-item>
          <text:p text:style-name="P2">A</text:p>
        </text:list-item>
        <text:list-item>
          <text:p text:style-name="P2">A</text:p>
        </text:list-item>
        <text:list-item>
          <text:p text:style-name="P2">B</text:p>
        </text:list-item>
        <text:list-item>
          <text:p text:style-name="P2">A</text:p>
        </text:list-item>
        <text:list-item>
          <text:p text:style-name="P2">B</text:p>
        </text:list-item>
        <text:list-item>
          <text:p text:style-name="P2"><text:span text:style-name="T1">Cluster analysis or clustering is the task of grouping a set of objects in such a way that objects in the same group (called a cluster) are more similar (in some sense or another) to each other than to those in other groups (clusters). Clustering is required because:</text:span></text:p>
          <text:p text:style-name="P4"><text:span text:style-name="T2">• Organizing data into clusters shows internal structure of the data</text:span></text:p>
          <text:p text:style-name="P4"><text:span text:style-name="T2">• Sometimes the partitioning is the goal</text:span></text:p>
          <text:p text:style-name="P2"><text:span text:style-name="T2">• Prepare for other AI techniques – </text:span><text:span text:style-name="T1">Ex. Summarize news (cluster and then find centroid) </text:span><text:span text:style-name="T2">• Techniques for clustering is </text:span><text:span text:style-name="T1">useful in knowledge discovery in data </text:span><text:span text:style-name="T2">– </text:span><text:span text:style-name="T1">Ex. Underlying rules, reoccurring patterns, topics, etc</text:span></text:p>
        </text:list-item>
        <text:list-item>
          <text:p text:style-name="P3"><text:span text:style-name="T3">There are many things that can help to improve the performance of the clustering, for example if we are using K means clustering instead of random picking up the centroids K-means++ should be used for initialisation of centroid, use of probability proportion technique so that K-means would not get much affected by outliers, choosing the right number of K ( number of clusters) using elbow method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 ABCDEE+Calibri" svg:font-family="ABCDEE+Calibri" style:font-family-generic="roman" style:font-pitch="variable"/>
    <style:font-face style:name="ABCDEE+Calibri" svg:font-family="ABCDEE+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23:36:00.130563481</meta:creation-date>
    <dc:date>2021-04-12T23:59:53.459100587</dc:date>
    <meta:editing-duration>PT13M43S</meta:editing-duration>
    <meta:editing-cycles>1</meta:editing-cycles>
    <meta:document-statistic meta:table-count="0" meta:image-count="0" meta:object-count="0" meta:page-count="1" meta:paragraph-count="18" meta:word-count="192" meta:character-count="1050" meta:non-whitespace-character-count="886"/>
    <meta:generator>LibreOffice/6.4.6.2$Linux_X86_64 LibreOffice_project/40$Build-2</meta:generator>
  </office:meta>
</office:document-meta>
</file>